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of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Tea Table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Wardrobes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Fans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Oven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Geyzer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formula="of:=SUM([.B1:.B12])" office:value-type="float" office:value="199500" calcext:value-type="float">
            <text:p>199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7T22:15:21.180000000</meta:creation-date>
    <dc:date>2020-09-28T01:02:10.232000000</dc:date>
    <meta:editing-duration>PT2H25M38S</meta:editing-duration>
    <meta:editing-cycles>1</meta:editing-cycles>
    <meta:document-statistic meta:table-count="1" meta:cell-count="17" meta:object-count="0"/>
    <meta:generator>LibreOffice/6.4.6.2$Windows_X86_64 LibreOffice_project/0ce51a4fd21bff07a5c061082cc82c5ed232f115</meta:generator>
  </office:meta>
</office:document-meta>
</file>